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fo:margin-bottom="0.0625in" style:line-height-at-least="0.2222in"/>
    </style:style>
    <style:style style:name="T4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T5" style:parent-style-name="預設段落字型" style:family="text">
      <style:text-properties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8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9" style:parent-style-name="預設段落字型" style:family="text">
      <style:text-properties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1" style:parent-style-name="內文" style:family="paragraph">
      <style:paragraph-properties style:snap-to-layout-grid="false" fo:text-align="center" style:line-height-at-least="0.2222in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7" style:family="table-column">
      <style:table-column-properties style:column-width="1.6875in" style:use-optimal-column-width="false"/>
    </style:style>
    <style:style style:name="TableColumn18" style:family="table-column">
      <style:table-column-properties style:column-width="1.6875in" style:use-optimal-column-width="false"/>
    </style:style>
    <style:style style:name="TableColumn19" style:family="table-column">
      <style:table-column-properties style:column-width="1.6875in" style:use-optimal-column-width="false"/>
    </style:style>
    <style:style style:name="TableColumn20" style:family="table-column">
      <style:table-column-properties style:column-width="1.6875in" style:use-optimal-column-width="false"/>
    </style:style>
    <style:style style:name="Table16" style:family="table">
      <style:table-properties style:width="6.75in" fo:margin-left="0.3944in" table:align="left"/>
    </style:style>
    <style:style style:name="TableRow21" style:family="table-row">
      <style:table-row-properties style:min-row-height="0.3472in" style:use-optimal-row-height="false"/>
    </style:style>
    <style:style style:name="TableCell22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style:snap-to-layout-grid="false" style:line-height-at-least="0.2222in" fo:margin-right="0.4381in" fo:text-indent="0.3916in"/>
    </style:style>
    <style:style style:name="T24" style:parent-style-name="預設段落字型" style:family="text">
      <style:text-properties style:font-name-asian="標楷體"/>
    </style:style>
    <style:style style:name="TableCell25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style:snap-to-layout-grid="false" fo:text-align="center" style:line-height-at-least="0.2222in" fo:text-indent="0.1048in"/>
      <style:text-properties style:font-name="標楷體" style:font-name-asian="標楷體"/>
    </style:style>
    <style:style style:name="TableCell27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style:snap-to-layout-grid="false" style:line-height-at-least="0.2222in" fo:margin-right="0.4381in" fo:text-indent="0.3916in"/>
      <style:text-properties style:font-name-asian="標楷體"/>
    </style:style>
    <style:style style:name="TableCell29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TableRow31" style:family="table-row">
      <style:table-row-properties style:min-row-height="0.3472in" style:use-optimal-row-height="false"/>
    </style:style>
    <style:style style:name="TableCell32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style:snap-to-layout-grid="false" fo:text-align="center" style:line-height-at-least="0.2222in"/>
    </style:style>
    <style:style style:name="T34" style:parent-style-name="預設段落字型" style:family="text">
      <style:text-properties style:font-name-asian="標楷體"/>
    </style:style>
    <style:style style:name="T35" style:parent-style-name="預設段落字型" style:family="text">
      <style:text-properties style:font-name-asian="標楷體"/>
    </style:style>
    <style:style style:name="T36" style:parent-style-name="預設段落字型" style:family="text">
      <style:text-properties style:font-name-asian="標楷體"/>
    </style:style>
    <style:style style:name="T37" style:parent-style-name="預設段落字型" style:family="text">
      <style:text-properties style:font-name-asian="標楷體"/>
    </style:style>
    <style:style style:name="TableCell3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P40" style:parent-style-name="內文" style:family="paragraph">
      <style:paragraph-properties style:snap-to-layout-grid="false"/>
      <style:text-properties fo:font-size="1pt" style:font-size-asian="1pt" style:font-size-complex="1pt"/>
    </style:style>
    <style:style style:name="TableColumn42" style:family="table-column">
      <style:table-column-properties style:column-width="1.125in" style:use-optimal-column-width="false"/>
    </style:style>
    <style:style style:name="TableColumn43" style:family="table-column">
      <style:table-column-properties style:column-width="1.125in" style:use-optimal-column-width="false"/>
    </style:style>
    <style:style style:name="TableColumn44" style:family="table-column">
      <style:table-column-properties style:column-width="1.125in" style:use-optimal-column-width="false"/>
    </style:style>
    <style:style style:name="TableColumn45" style:family="table-column">
      <style:table-column-properties style:column-width="1.125in" style:use-optimal-column-width="false"/>
    </style:style>
    <style:style style:name="TableColumn46" style:family="table-column">
      <style:table-column-properties style:column-width="1.125in" style:use-optimal-column-width="false"/>
    </style:style>
    <style:style style:name="TableColumn47" style:family="table-column">
      <style:table-column-properties style:column-width="1.125in" style:use-optimal-column-width="false"/>
    </style:style>
    <style:style style:name="Table41" style:family="table">
      <style:table-properties style:width="6.75in" fo:margin-left="0.3944in" table:align="left"/>
    </style:style>
    <style:style style:name="TableRow48" style:family="table-row">
      <style:table-row-properties style:min-row-height="0.3472in" style:use-optimal-row-height="false"/>
    </style:style>
    <style:style style:name="TableCell49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style:snap-to-layout-grid="false" fo:text-align="center" style:line-height-at-least="0.2222in"/>
    </style:style>
    <style:style style:name="T51" style:parent-style-name="預設段落字型" style:family="text">
      <style:text-properties style:font-name="標楷體" style:font-name-asian="標楷體"/>
    </style:style>
    <style:style style:name="T5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53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P55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 fo:font-size="10pt" style:font-size-asian="10pt" style:font-size-complex="10pt"/>
    </style:style>
    <style:style style:name="TableCell5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style:snap-to-layout-grid="false" fo:text-align="center" style:line-height-at-least="0.2222in" fo:text-indent="0.1048in"/>
      <style:text-properties style:font-name="標楷體" style:font-name-asian="標楷體"/>
    </style:style>
    <style:style style:name="TableCell58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P60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TableCell61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P63" style:parent-style-name="內文" style:family="paragraph">
      <style:paragraph-properties style:snap-to-layout-grid="false" fo:text-align="center" style:line-height-at-least="0.2222in"/>
    </style:style>
    <style:style style:name="T6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65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/>
    </style:style>
    <style:style style:name="P67" style:parent-style-name="內文" style:family="paragraph">
      <style:paragraph-properties style:snap-to-layout-grid="false" fo:text-align="center" style:line-height-at-least="0.2222in"/>
      <style:text-properties style:font-name="標楷體" style:font-name-asian="標楷體" fo:font-size="10pt" style:font-size-asian="10pt" style:font-size-complex="10pt"/>
    </style:style>
    <style:style style:name="TableRow68" style:family="table-row">
      <style:table-row-properties style:min-row-height="0.2437in"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7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7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7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81" style:family="table-row">
      <style:table-row-properties style:min-row-height="0.059in" style:use-optimal-row-height="false"/>
    </style:style>
    <style:style style:name="TableCell8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8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8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8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9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92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94" style:family="table-row">
      <style:table-row-properties style:min-row-height="0.059in" style:use-optimal-row-height="false"/>
    </style:style>
    <style:style style:name="TableCell9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9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9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0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0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0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07" style:family="table-row">
      <style:table-row-properties style:min-row-height="0.059in" style:use-optimal-row-height="false"/>
    </style:style>
    <style:style style:name="TableCell108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1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1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1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1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1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20" style:family="table-row">
      <style:table-row-properties style:min-row-height="0.059in" style:use-optimal-row-height="false"/>
    </style:style>
    <style:style style:name="TableCell121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2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2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2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31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33" style:family="table-row">
      <style:table-row-properties style:min-row-height="0.059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3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3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4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44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46" style:family="table-row">
      <style:table-row-properties style:min-row-height="0.059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4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5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5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5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5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59" style:family="table-row">
      <style:table-row-properties style:min-row-height="0.059in" style:use-optimal-row-height="false"/>
    </style:style>
    <style:style style:name="TableCell160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6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6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6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70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72" style:family="table-row">
      <style:table-row-properties style:min-row-height="0.059in" style:use-optimal-row-height="false"/>
    </style:style>
    <style:style style:name="TableCell17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7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7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8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85" style:family="table-row">
      <style:table-row-properties style:min-row-height="0.059in" style:use-optimal-row-height="false"/>
    </style:style>
    <style:style style:name="TableCell186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8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19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19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9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19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198" style:family="table-row">
      <style:table-row-properties style:min-row-height="0.059in" style:use-optimal-row-height="false"/>
    </style:style>
    <style:style style:name="TableCell199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0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20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0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0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0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211" style:family="table-row">
      <style:table-row-properties style:min-row-height="0.059in" style:use-optimal-row-height="false"/>
    </style:style>
    <style:style style:name="TableCell21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1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21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1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2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22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224" style:family="table-row">
      <style:table-row-properties style:min-row-height="0.059in" style:use-optimal-row-height="false"/>
    </style:style>
    <style:style style:name="TableCell22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2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2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3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3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3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237" style:family="table-row">
      <style:table-row-properties style:min-row-height="0.059in" style:use-optimal-row-height="false"/>
    </style:style>
    <style:style style:name="TableCell23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4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24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4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4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4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Row250" style:family="table-row">
      <style:table-row-properties style:min-row-height="0.059in" style:use-optimal-row-height="false"/>
    </style:style>
    <style:style style:name="TableCell251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53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 fo:font-size="10pt" style:font-size-asian="10pt"/>
    </style:style>
    <style:style style:name="TableCell255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 style:font-name-complex="細明體"/>
    </style:style>
    <style:style style:name="TableCell257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59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TableCell26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style:snap-to-layout-grid="false" fo:text-align="center" fo:margin-top="0.125in" fo:margin-bottom="0.125in" style:line-height-at-least="0.2222in"/>
      <style:text-properties style:font-name="標楷體" style:font-name-asian="標楷體"/>
    </style:style>
    <style:style style:name="P263" style:parent-style-name="內文" style:family="paragraph">
      <style:paragraph-properties style:snap-to-layout-grid="false" style:line-height-at-least="0.2222in" fo:margin-left="0.8333in" fo:margin-right="0.2298in" fo:text-indent="-0.4583in">
        <style:tab-stops>
          <style:tab-stop style:type="left" style:position="0.6861in"/>
          <style:tab-stop style:type="left" style:position="1.3055in"/>
          <style:tab-stop style:type="left" style:position="2.9361in"/>
          <style:tab-stop style:type="left" style:position="3.8111in"/>
          <style:tab-stop style:type="left" style:position="4.5138in"/>
          <style:tab-stop style:type="left" style:position="5.5833in"/>
          <style:tab-stop style:type="left" style:position="6.4166in"/>
        </style:tab-stops>
      </style:paragraph-properties>
      <style:text-properties style:font-name-asian="標楷體" fo:font-size="11pt" style:font-size-asian="11pt" style:font-size-complex="11pt"/>
    </style:style>
    <style:style style:name="P264" style:parent-style-name="內文" style:family="paragraph">
      <style:paragraph-properties style:snap-to-layout-grid="false" style:line-height-at-least="0.2222in" fo:margin-left="0.8333in" fo:margin-right="0.2298in" fo:text-indent="-0.4583in">
        <style:tab-stops>
          <style:tab-stop style:type="left" style:position="0.6861in"/>
          <style:tab-stop style:type="left" style:position="1.3055in"/>
          <style:tab-stop style:type="left" style:position="2.9361in"/>
          <style:tab-stop style:type="left" style:position="3.8111in"/>
          <style:tab-stop style:type="left" style:position="4.5138in"/>
          <style:tab-stop style:type="left" style:position="5.5833in"/>
          <style:tab-stop style:type="left" style:position="6.4166in"/>
        </style:tab-stops>
      </style:paragraph-properties>
      <style:text-properties style:font-name-asian="標楷體" fo:font-size="11pt" style:font-size-asian="11pt" style:font-size-complex="11pt"/>
    </style:style>
    <style:style style:name="P265" style:parent-style-name="內文" style:family="paragraph">
      <style:paragraph-properties style:snap-to-layout-grid="false" style:line-height-at-least="0.2222in" fo:margin-left="0.8333in" fo:margin-right="0.2298in" fo:text-indent="-0.4583in">
        <style:tab-stops>
          <style:tab-stop style:type="left" style:position="0.6861in"/>
          <style:tab-stop style:type="left" style:position="1.3055in"/>
          <style:tab-stop style:type="left" style:position="2.9361in"/>
          <style:tab-stop style:type="left" style:position="3.8111in"/>
          <style:tab-stop style:type="left" style:position="4.5138in"/>
          <style:tab-stop style:type="left" style:position="5.5833in"/>
          <style:tab-stop style:type="left" style:position="6.4166in"/>
        </style:tab-stops>
      </style:paragraph-properties>
    </style:style>
    <style:style style:name="T266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T267" style:parent-style-name="預設段落字型" style:family="text">
      <style:text-properties fo:color="#000000" style:letter-kerning="false" fo:font-size="16pt" style:font-size-asian="16pt" style:font-size-complex="14pt"/>
    </style:style>
    <style:style style:name="T268" style:parent-style-name="預設段落字型" style:family="text">
      <style:text-properties fo:color="#000000" style:letter-kerning="false" fo:font-size="16pt" style:font-size-asian="16pt" style:font-size-complex="14pt"/>
    </style:style>
    <style:style style:name="T269" style:parent-style-name="預設段落字型" style:family="text">
      <style:text-properties fo:color="#000000" style:letter-kerning="false" fo:font-size="16pt" style:font-size-asian="16pt" style:font-size-complex="14pt"/>
    </style:style>
    <style:style style:name="T270" style:parent-style-name="預設段落字型" style:family="text">
      <style:text-properties fo:color="#000000" style:letter-kerning="false" fo:font-size="16pt" style:font-size-asian="16pt" style:font-size-complex="14pt"/>
    </style:style>
    <style:style style:name="T271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</office:automatic-styles>
  <office:body>
    <office:text text:use-soft-page-breaks="true">
      <text:p text:style-name="P1"><text:span text:style-name="T4">國立暨南國際大學</text:span><text:span text:style-name="T5"><text:s text:c="4"/></text:span><text:span text:style-name="T6">學年度</text:span><text:span text:style-name="T7"><text:s/></text:span><text:span text:style-name="T8">第</text:span><text:span text:style-name="T9"><text:s text:c="4"/></text:span><text:span text:style-name="T10">學期</text:span></text:p>
      <text:p text:style-name="P11"><text:span text:style-name="T12">可發生游離輻射設備料帳管理紀錄表</text:span><text:span text:style-name="T13">(</text:span><text:span text:style-name="T14">每半年</text:span><text:span text:style-name="T15">)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負責單位</text:span></text:p>
          </table:table-cell>
          <table:table-cell table:style-name="TableCell25">
            <text:p text:style-name="P26"/>
          </table:table-cell>
          <table:table-cell table:style-name="TableCell27">
            <text:p text:style-name="P28">檢查日期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實驗場所名稱</text:span><text:span text:style-name="T35">(</text:span><text:span text:style-name="T36">編號</text:span><text:span text:style-name="T37">)</text:span></text:p>
          </table:table-cell>
          <table:table-cell table:style-name="TableCell38" table:number-columns-spanned="3">
            <text:p text:style-name="P39"/>
          </table:table-cell>
          <table:covered-table-cell/>
          <table:covered-table-cell/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設備證照號碼 <text:s text:c="2"/></text:span><text:span text:style-name="T52">（有效日期）</text:span></text:p>
          </table:table-cell>
          <table:table-cell table:style-name="TableCell53">
            <text:p text:style-name="P54">操作人員</text:p>
            <text:p text:style-name="P55">(證號)</text:p>
          </table:table-cell>
          <table:table-cell table:style-name="TableCell56">
            <text:p text:style-name="P57">X光機廠牌、型式、序號</text:p>
          </table:table-cell>
          <table:table-cell table:style-name="TableCell58">
            <text:p text:style-name="P59">最高管電壓</text:p>
            <text:p text:style-name="P60">能量</text:p>
          </table:table-cell>
          <table:table-cell table:style-name="TableCell61">
            <text:p text:style-name="P62">安裝位置</text:p>
            <text:p text:style-name="P63"><text:span text:style-name="T64">(存放場所)</text:span></text:p>
          </table:table-cell>
          <table:table-cell table:style-name="TableCell65">
            <text:p text:style-name="P66">狀態</text:p>
            <text:p text:style-name="P67">[使用、停用]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p text:style-name="P263">備註：表格完成後請自行保存三年，以供備查。</text:p>
      <text:p text:style-name="P264"/>
      <text:p text:style-name="P265"><text:span text:style-name="T266">檢查人員：</text:span><text:span text:style-name="T267"> </text:span><text:span text:style-name="T268"><text:s text:c="16"/></text:span><text:span text:style-name="T269">　　　　　</text:span><text:span text:style-name="T270"><text:s/></text:span><text:span text:style-name="T271">工作場所負責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4pt" style:font-size-asian="14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4pt" style:font-size-asian="14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" style:display-name="本文縮排" style:family="paragraph" style:parent-style-name="內文">
      <style:paragraph-properties fo:text-align="center" fo:margin-left="0.3333in">
        <style:tab-stops/>
      </style:paragraph-properties>
      <style:text-properties style:font-name-asian="標楷體" fo:hyphenate="false"/>
    </style:style>
    <style:style style:name="區塊文字" style:display-name="區塊文字" style:family="paragraph" style:parent-style-name="內文">
      <style:paragraph-properties fo:text-align="center" fo:margin-top="0.05in" fo:margin-bottom="0.05in" fo:margin-left="0.0784in" fo:margin-right="0.0784in">
        <style:tab-stops/>
      </style:paragraph-properties>
      <style:text-properties style:font-name="標楷體" style:font-name-asian="標楷體" fo:hyphenate="false"/>
    </style:style>
    <style:style style:name="本文" style:display-name="本文" style:family="paragraph" style:parent-style-name="內文">
      <style:paragraph-properties fo:widows="2" fo:orphans="2"/>
      <style:text-properties style:font-name="標楷體" style:font-name-asian="標楷體" fo:color="#FF0000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註解文字" style:display-name="註解文字" style:family="paragraph" style:parent-style-name="內文">
      <style:text-properties style:font-name="細明體" style:font-name-asian="細明體" style:letter-kerning="false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 style:layout-grid-mode="both" style:layout-grid-lines="3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41in"/>
      </style:header-style>
      <style:footer-style>
        <style:header-footer-properties style:dynamic-spacing="true" fo:min-height="0.3541in"/>
      </style:footer-style>
    </style:page-layout>
    <style:style style:name="P2" style:parent-style-name="內文" style:family="paragraph">
      <style:paragraph-properties style:snap-to-layout-grid="false" fo:text-align="end" fo:margin-left="-0.0694in" fo:margin-right="0.1048in" fo:text-indent="-0.3472in">
        <style:tab-stops/>
      </style:paragraph-properties>
      <style:text-properties fo:font-size="10pt" style:font-size-asian="10pt" style:font-size-complex="10pt"/>
    </style:style>
    <style:style style:name="P3" style:parent-style-name="頁尾" style:family="paragraph">
      <style:paragraph-properties fo:text-align="end" fo:margin-right="0.25in"/>
      <style:text-properties style:font-name-asian="標楷體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清華大學同位素生產輻射安全管制作業檢查表</dc:title>
    <meta:initial-creator>非醫用科</meta:initial-creator>
    <dc:creator>許筱筑</dc:creator>
    <meta:creation-date>2018-04-23T09:48:00Z</meta:creation-date>
    <dc:date>2018-04-23T09:48:00Z</dc:date>
    <meta:print-date>2008-06-12T05:3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46" meta:character-count="308" meta:row-count="2" meta:non-whitespace-character-count="263"/>
  </office:meta>
</office:document-meta>
</file>